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db6fd"/>
    </style:style>
    <style:style style:name="T1" style:family="text">
      <style:text-properties officeooo:rsid="001f1396"/>
    </style:style>
    <style:style style:name="T2" style:family="text">
      <style:text-properties officeooo:rsid="001db6fd"/>
    </style:style>
    <style:style style:name="T3" style:family="text">
      <style:text-properties officeooo:rsid="001bee6d"/>
    </style:style>
    <style:style style:name="T4" style:family="text">
      <style:text-properties officeooo:rsid="0003e0a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ata: 1<text:span text:style-name="T1">7</text:span>.04.2026<text:line-break/>Temat dnia: <text:span text:style-name="T2">Naprawa Logowania i Rejestracji</text:span><text:line-break/><text:line-break/>W dniu dzisiejszym <text:span text:style-name="T3">pracowałem</text:span> cały <text:span text:style-name="T4">dzień</text:span> zgodnie z wymaganiami praktyk.<text:line-break/><text:line-break/>Co udało się zrobić:<text:line-break/>- <text:span text:style-name="T2">Właściwie to niewiele, ponieważ od rana pokazywał się network error, pomimo że oba urządzenia (smartfon i laptop były podłączone do tego samego Wi-Fi, a backend i frontend był włączony w konsoli.</text:span><text:line-break/><text:line-break/>Problemy, które miałem:</text:p>
      <text:p text:style-name="P1">- <text:span text:style-name="T2">Depencency Hell mnie dosięgło i już nawet AI nie potrafiło tego naprawić.</text:span></text:p>
      <text:p text:style-name="P1">- <text:span text:style-name="T2">Claude AI wygenerował kod z nieaktualną strukturą plików.</text:span></text:p>
      <text:p text:style-name="P1">- <text:span text:style-name="T2">Potem było już tylko gorzej aplikacja się po moich modyfikacjach nawet nie chciała włączyć cały czas sypało błędami typu: ta zależność jest przestarzała, a inna zależność potrzebuje innej wersji tamtej zależności itd.</text:span></text:p>
      <text:p text:style-name="P1">- <text:span text:style-name="T2">Próbowałem od początku utworzyć projektu jednak w miarę pracy Dependency Hell i tak mnie dosięgło</text:span></text:p>
      <text:p text:style-name="P1">- <text:span text:style-name="T2">Nad próbą naprawy siedziałem 4 godziny i niestety nie udało mi się tego naprawić.</text:span></text:p>
      <text:p text:style-name="P1">- <text:span text:style-name="T2">Poza tym nie rozumiałem tego kodu.</text:span></text:p>
      <text:p text:style-name="P1">- <text:span text:style-name="T2">A opisy błędów, które RN zwraca są nieczytelne i nie wiadomo o co chodzi, nigdy więcej RN.</text:span><text:line-break/>To wszystko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4-20T20:31:17.268618600</meta:creation-date>
    <dc:date>2026-04-20T20:39:29.616454100</dc:date>
    <meta:editing-duration>PT8M12S</meta:editing-duration>
    <meta:editing-cycles>2</meta:editing-cycles>
    <meta:generator>LibreOffice/25.8.5.2$Windows_X86_64 LibreOffice_project/9c8b85f387cc00a89945a79c9e6239f32e450ac2</meta:generator>
    <meta:document-statistic meta:table-count="0" meta:image-count="0" meta:object-count="0" meta:page-count="1" meta:paragraph-count="8" meta:word-count="170" meta:character-count="1054" meta:non-whitespace-character-count="888"/>
  </office:meta>
</office:document-meta>
</file>